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c9211e" loext:opacity="100%" style:font-name="DejaVu Sans Condensed" fo:font-size="12pt" fo:font-style="normal" fo:font-weight="bold" officeooo:rsid="005b4ac7" officeooo:paragraph-rsid="005ba44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DejaVu Sans Condensed" fo:font-size="12pt" fo:font-weight="bold" officeooo:rsid="004be142" officeooo:paragraph-rsid="005ba44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DejaVu Sans Condensed" fo:font-size="12pt" fo:font-weight="bold" officeooo:rsid="004be142" officeooo:paragraph-rsid="004be884"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ans Condensed" fo:font-size="12pt" fo:font-weight="bold" officeooo:rsid="0055e24e" officeooo:paragraph-rsid="004be884"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ans Condensed" fo:font-size="12pt" fo:font-weight="bold" officeooo:rsid="0025442e" officeooo:paragraph-rsid="0059bc1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DejaVu Sans Condensed" fo:font-size="12pt" fo:font-style="italic" fo:font-weight="normal" officeooo:rsid="0065a42c" officeooo:paragraph-rsid="00571619"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DejaVu Sans Condensed" officeooo:paragraph-rsid="004be884"/>
    </style:style>
    <style:style style:name="P8" style:family="paragraph" style:parent-style-name="Standard">
      <style:paragraph-properties fo:text-align="start" style:justify-single-word="false"/>
      <style:text-properties style:font-name="DejaVu Sans Condensed" officeooo:paragraph-rsid="00571619"/>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254cbd" officeooo:paragraph-rsid="004be88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14b63" officeooo:paragraph-rsid="00514b6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14b63" officeooo:paragraph-rsid="00514b63"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fo:color="#c9211e" loext:opacity="100%" style:font-name="DejaVu Sans Condensed" fo:font-weight="bold" officeooo:rsid="00587685" officeooo:paragraph-rsid="00587685" style:font-weight-asian="bold" style:font-weight-complex="bold"/>
    </style:style>
    <style:style style:name="P13" style:family="paragraph" style:parent-style-name="Standard" style:list-style-name="L2">
      <style:paragraph-properties fo:text-align="start" style:justify-single-word="false"/>
      <style:text-properties style:font-name="DejaVu Sans Condensed" fo:font-size="12pt" fo:font-weight="normal" officeooo:rsid="0055e24e" officeooo:paragraph-rsid="004be884" style:font-size-asian="12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style:font-name="DejaVu Sans Condensed" fo:font-size="12pt" fo:font-weight="normal" officeooo:rsid="0055e24e" officeooo:paragraph-rsid="004be884" style:font-size-asian="12pt" style:font-weight-asian="normal" style:font-size-complex="12pt" style:font-weight-complex="normal"/>
    </style:style>
    <style:style style:name="P15" style:family="paragraph" style:parent-style-name="Standard" style:list-style-name="L6">
      <style:paragraph-properties fo:text-align="start" style:justify-single-word="false"/>
      <style:text-properties style:font-name="DejaVu Sans Condensed" fo:font-size="12pt" fo:font-weight="normal" officeooo:rsid="00567f08" officeooo:paragraph-rsid="005ba44d" style:font-size-asian="12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style:font-name="DejaVu Sans Condensed" fo:font-size="12pt" fo:font-weight="normal" officeooo:rsid="005b4ac7" officeooo:paragraph-rsid="005ba44d"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style:font-name="DejaVu Sans Condensed" fo:font-size="12pt" fo:font-weight="normal" officeooo:rsid="00571aa6" officeooo:paragraph-rsid="005ba44d"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DejaVu Sans Condensed" officeooo:paragraph-rsid="004be884"/>
    </style:style>
    <style:style style:name="P19" style:family="paragraph" style:parent-style-name="Standard" style:list-style-name="L2">
      <style:paragraph-properties fo:text-align="start" style:justify-single-word="false"/>
      <style:text-properties style:font-name="DejaVu Sans Condensed" officeooo:paragraph-rsid="004f9a0b"/>
    </style:style>
    <style:style style:name="P20" style:family="paragraph" style:parent-style-name="Standard" style:list-style-name="L4">
      <style:paragraph-properties fo:text-align="start" style:justify-single-word="false"/>
      <style:text-properties style:font-name="DejaVu Sans Condensed" officeooo:paragraph-rsid="004be884"/>
    </style:style>
    <style:style style:name="P21" style:family="paragraph" style:parent-style-name="Standard" style:list-style-name="L4">
      <style:paragraph-properties fo:text-align="start" style:justify-single-word="false"/>
      <style:text-properties style:font-name="DejaVu Sans Condensed" officeooo:paragraph-rsid="004ec5ad"/>
    </style:style>
    <style:style style:name="P22" style:family="paragraph" style:parent-style-name="Standard" style:list-style-name="L5">
      <style:paragraph-properties fo:text-align="start" style:justify-single-word="false"/>
      <style:text-properties style:font-name="DejaVu Sans Condensed" officeooo:paragraph-rsid="004be884"/>
    </style:style>
    <style:style style:name="P23" style:family="paragraph" style:parent-style-name="Standard" style:list-style-name="L8">
      <style:paragraph-properties fo:text-align="start" style:justify-single-word="false"/>
      <style:text-properties style:font-name="DejaVu Sans Condensed" officeooo:paragraph-rsid="0059bc1e"/>
    </style:style>
    <style:style style:name="P24" style:family="paragraph" style:parent-style-name="Standard" style:list-style-name="L2">
      <style:paragraph-properties fo:text-align="start" style:justify-single-word="false"/>
      <style:text-properties style:font-name="DejaVu Sans Condensed" officeooo:rsid="0055e24e" officeooo:paragraph-rsid="004f9a0b"/>
    </style:style>
    <style:style style:name="P25" style:family="paragraph" style:parent-style-name="Standard" style:list-style-name="L4">
      <style:paragraph-properties fo:text-align="start" style:justify-single-word="false"/>
      <style:text-properties style:font-name="DejaVu Sans Condensed" officeooo:rsid="0055e24e" officeooo:paragraph-rsid="004be884"/>
    </style:style>
    <style:style style:name="P26" style:family="paragraph" style:parent-style-name="Standard" style:list-style-name="L3">
      <style:paragraph-properties fo:text-align="start" style:justify-single-word="false"/>
      <style:text-properties style:font-name="DejaVu Sans Condensed" fo:font-weight="normal" officeooo:rsid="0055e24e" officeooo:paragraph-rsid="004be884" style:font-weight-asian="normal" style:font-weight-complex="normal"/>
    </style:style>
    <style:style style:name="P27" style:family="paragraph" style:parent-style-name="Standard" style:list-style-name="L3">
      <style:paragraph-properties fo:text-align="start" style:justify-single-word="false"/>
      <style:text-properties style:font-name="DejaVu Sans Condensed" fo:font-weight="normal" officeooo:paragraph-rsid="004be884" style:font-weight-asian="normal" style:font-weight-complex="normal"/>
    </style:style>
    <style:style style:name="P28" style:family="paragraph" style:parent-style-name="Standard" style:list-style-name="L6">
      <style:paragraph-properties fo:text-align="start" style:justify-single-word="false"/>
      <style:text-properties officeooo:paragraph-rsid="005ba44d"/>
    </style:style>
    <style:style style:name="P29" style:family="paragraph" style:parent-style-name="Standard" style:list-style-name="L6">
      <style:paragraph-properties fo:text-align="start" style:justify-single-word="false"/>
      <style:text-properties officeooo:rsid="00567f08" officeooo:paragraph-rsid="005ba44d"/>
    </style:style>
    <style:style style:name="P30" style:family="paragraph" style:parent-style-name="Standard" style:list-style-name="L7">
      <style:paragraph-properties fo:text-align="start" style:justify-single-word="false"/>
      <style:text-properties style:text-line-through-style="none" style:text-line-through-type="none" style:font-name="DejaVu Sans Condensed" fo:font-size="12pt" fo:font-weight="normal" officeooo:rsid="00514b63" officeooo:paragraph-rsid="00514b63" style:font-size-asian="12pt" style:font-weight-asian="normal" style:font-size-complex="12pt" style:font-weight-complex="normal"/>
    </style:style>
    <style:style style:name="T1" style:family="text">
      <style:text-properties style:font-name="DejaVu Sans Condensed" fo:font-size="12pt" fo:font-weight="normal" style:font-size-asian="12pt" style:font-weight-asian="normal" style:font-size-complex="12pt" style:font-weight-complex="normal"/>
    </style:style>
    <style:style style:name="T2" style:family="text">
      <style:text-properties style:font-name="DejaVu Sans Condensed" fo:font-size="12pt" fo:font-weight="normal" officeooo:rsid="00571aa6" style:font-size-asian="12pt" style:font-weight-asian="normal" style:font-size-complex="12pt" style:font-weight-complex="normal"/>
    </style:style>
    <style:style style:name="T3" style:family="text">
      <style:text-properties style:font-name="DejaVu Sans Condensed" fo:font-size="12pt" fo:font-weight="normal" officeooo:rsid="00567f08" style:font-size-asian="12pt" style:font-weight-asian="normal" style:font-size-complex="12pt" style:font-weight-complex="normal"/>
    </style:style>
    <style:style style:name="T4" style:family="text">
      <style:text-properties style:font-name="DejaVu Sans Condensed" fo:font-size="12pt" fo:font-weight="normal" officeooo:rsid="005b4ac7"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officeooo:rsid="00254cbd"/>
    </style:style>
    <style:style style:name="T7" style:family="text">
      <style:text-properties officeooo:rsid="0025442e"/>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3c7f82" style:font-size-asian="12pt" style:font-weight-asian="bold" style:font-size-complex="12pt" style:font-weight-complex="bold"/>
    </style:style>
    <style:style style:name="T10" style:family="text">
      <style:text-properties fo:font-size="12pt" fo:font-weight="bold" officeooo:rsid="0043ce95" style:font-size-asian="12pt" style:font-weight-asian="bold" style:font-size-complex="12pt" style:font-weight-complex="bold"/>
    </style:style>
    <style:style style:name="T11" style:family="text">
      <style:text-properties fo:font-size="12pt" fo:font-weight="bold" officeooo:rsid="005a08d0" style:font-size-asian="12pt" style:font-weight-asian="bold" style:font-size-complex="12pt" style:font-weight-complex="bold"/>
    </style:style>
    <style:style style:name="T12" style:family="text">
      <style:text-properties fo:font-size="12pt" fo:font-weight="bold" officeooo:rsid="00264d9d" style:font-size-asian="12pt" style:font-weight-asian="bold" style:font-size-complex="12pt" style:font-weight-complex="bold"/>
    </style:style>
    <style:style style:name="T13" style:family="text">
      <style:text-properties fo:font-size="12pt" fo:font-weight="bold" officeooo:rsid="001bf317" style:font-size-asian="12pt" style:font-weight-asian="bold" style:font-size-complex="12pt" style:font-weight-complex="bold"/>
    </style:style>
    <style:style style:name="T14" style:family="text">
      <style:text-properties fo:font-size="12pt" fo:font-weight="bold" officeooo:rsid="0019eb27" style:font-size-asian="12pt" style:font-weight-asian="bold" style:font-size-complex="12pt" style:font-weight-complex="bold"/>
    </style:style>
    <style:style style:name="T15" style:family="text">
      <style:text-properties fo:font-size="12pt" fo:font-weight="bold" officeooo:rsid="004be142" style:font-size-asian="12pt" style:font-weight-asian="bold" style:font-size-complex="12pt" style:font-weight-complex="bold"/>
    </style:style>
    <style:style style:name="T16" style:family="text">
      <style:text-properties fo:font-size="12pt" fo:font-weight="bold" officeooo:rsid="0055e24e" style:font-size-asian="12pt" style:font-weight-asian="bold" style:font-size-complex="12pt" style:font-weight-complex="bold"/>
    </style:style>
    <style:style style:name="T17" style:family="text">
      <style:text-properties fo:font-size="12pt" fo:font-weight="bold" officeooo:rsid="00520572" style:font-size-asian="12pt" style:font-weight-asian="bold" style:font-size-complex="12pt" style:font-weight-complex="bold"/>
    </style:style>
    <style:style style:name="T18" style:family="text">
      <style:text-properties fo:font-size="12pt" fo:font-weight="bold" officeooo:rsid="004f9a0b" style:font-size-asian="12pt" style:font-weight-asian="bold" style:font-size-complex="12pt" style:font-weight-complex="bold"/>
    </style:style>
    <style:style style:name="T19" style:family="text">
      <style:text-properties fo:font-size="12pt" fo:font-weight="bold" officeooo:rsid="00503f01" style:font-size-asian="12pt" style:font-weight-asian="bold" style:font-size-complex="12pt" style:font-weight-complex="bold"/>
    </style:style>
    <style:style style:name="T20" style:family="text">
      <style:text-properties fo:font-size="12pt" fo:font-weight="bold" officeooo:rsid="004be884" style:font-size-asian="12pt" style:font-weight-asian="bold" style:font-size-complex="12pt" style:font-weight-complex="bold"/>
    </style:style>
    <style:style style:name="T21" style:family="text">
      <style:text-properties fo:font-size="12pt" fo:font-weight="bold" officeooo:rsid="00567f08" style:font-size-asian="12pt" style:font-weight-asian="bold" style:font-size-complex="12pt" style:font-weight-complex="bold"/>
    </style:style>
    <style:style style:name="T22" style:family="text">
      <style:text-properties fo:font-size="12pt" fo:font-weight="bold" officeooo:rsid="00571aa6" style:font-size-asian="12pt" style:font-weight-asian="bold" style:font-size-complex="12pt" style:font-weight-complex="bold"/>
    </style:style>
    <style:style style:name="T23" style:family="text">
      <style:text-properties fo:font-size="12pt" fo:font-style="italic" fo:font-weight="normal" officeooo:rsid="00571619"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officeooo:rsid="0065a42c" style:font-size-asian="12pt" style:font-style-asian="italic" style:font-weight-asian="normal" style:font-size-complex="12pt" style:font-style-complex="italic"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4be142" style:font-size-asian="12pt" style:font-weight-asian="normal" style:font-size-complex="12pt" style:font-weight-complex="normal"/>
    </style:style>
    <style:style style:name="T27" style:family="text">
      <style:text-properties fo:font-size="12pt" fo:font-weight="normal" officeooo:rsid="0055e24e" style:font-size-asian="12pt" style:font-weight-asian="normal" style:font-size-complex="12pt" style:font-weight-complex="normal"/>
    </style:style>
    <style:style style:name="T28" style:family="text">
      <style:text-properties fo:font-size="12pt" fo:font-weight="normal" officeooo:rsid="00503f01" style:font-size-asian="12pt" style:font-weight-asian="normal" style:font-size-complex="12pt" style:font-weight-complex="normal"/>
    </style:style>
    <style:style style:name="T29" style:family="text">
      <style:text-properties fo:font-size="12pt" fo:font-weight="normal" officeooo:rsid="0052fd27" style:font-size-asian="12pt" style:font-weight-asian="normal" style:font-size-complex="12pt" style:font-weight-complex="normal"/>
    </style:style>
    <style:style style:name="T30" style:family="text">
      <style:text-properties fo:font-size="12pt" fo:font-weight="normal" officeooo:rsid="00571aa6" style:font-size-asian="12pt" style:font-weight-asian="normal" style:font-size-complex="12pt" style:font-weight-complex="normal"/>
    </style:style>
    <style:style style:name="T31" style:family="text">
      <style:text-properties fo:font-size="12pt" fo:font-weight="normal" officeooo:rsid="004f9a0b" style:font-size-asian="12pt" style:font-weight-asian="normal" style:font-size-complex="12pt" style:font-weight-complex="normal"/>
    </style:style>
    <style:style style:name="T32" style:family="text">
      <style:text-properties fo:font-size="12pt" fo:font-weight="normal" officeooo:rsid="004f0e96" style:font-size-asian="12pt" style:font-weight-asian="normal" style:font-size-complex="12pt" style:font-weight-complex="normal"/>
    </style:style>
    <style:style style:name="T33" style:family="text">
      <style:text-properties fo:font-size="12pt" fo:font-weight="normal" officeooo:rsid="00567f08" style:font-size-asian="12pt" style:font-weight-asian="normal" style:font-size-complex="12pt" style:font-weight-complex="normal"/>
    </style:style>
    <style:style style:name="T34" style:family="text">
      <style:text-properties fo:font-size="12pt" fo:font-weight="normal" officeooo:rsid="004ec5ad" style:font-size-asian="12pt" style:font-weight-asian="normal" style:font-size-complex="12pt" style:font-weight-complex="normal"/>
    </style:style>
    <style:style style:name="T35" style:family="text">
      <style:text-properties fo:font-size="12pt" fo:font-style="normal" fo:font-weight="normal" officeooo:rsid="005660f6"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55e24e"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571aa6" style:font-size-asian="12pt" style:font-style-asian="normal" style:font-weight-asian="normal" style:font-size-complex="12pt" style:font-style-complex="normal" style:font-weight-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officeooo:rsid="00571aa6" style:font-size-asian="12pt" style:font-style-asian="normal" style:font-size-complex="12pt" style:font-style-complex="normal"/>
    </style:style>
    <style:style style:name="T40" style:family="text">
      <style:text-properties fo:font-size="12pt" fo:font-style="normal" fo:font-weight="bold" officeooo:rsid="005660f6" style:font-size-asian="12pt" style:font-style-asian="normal" style:font-weight-asian="bold" style:font-size-complex="12pt" style:font-style-complex="normal" style:font-weight-complex="bold"/>
    </style:style>
    <style:style style:name="T41" style:family="text">
      <style:text-properties fo:font-size="12pt" fo:font-style="normal" fo:font-weight="bold" officeooo:rsid="0055e24e" style:font-size-asian="12pt" style:font-style-asian="normal" style:font-weight-asian="bold" style:font-size-complex="12pt" style:font-style-complex="normal" style:font-weight-complex="bold"/>
    </style:style>
    <style:style style:name="T42" style:family="text">
      <style:text-properties fo:font-size="12pt" fo:font-style="normal" fo:font-weight="bold" officeooo:rsid="00571aa6" style:font-size-asian="12pt" style:font-style-asian="normal" style:font-weight-asian="bold" style:font-size-complex="12pt" style:font-style-complex="normal" style:font-weight-complex="bold"/>
    </style:style>
    <style:style style:name="T43" style:family="text">
      <style:text-properties fo:font-size="12pt" style:font-size-asian="12pt" style:font-size-complex="12pt"/>
    </style:style>
    <style:style style:name="T44" style:family="text">
      <style:text-properties fo:font-size="12pt" officeooo:rsid="004be884" style:font-size-asian="12pt" style:font-size-complex="12pt"/>
    </style:style>
    <style:style style:name="T45" style:family="text">
      <style:text-properties fo:font-size="12pt" officeooo:rsid="00571aa6" style:font-size-asian="12pt" style:font-size-complex="12pt"/>
    </style:style>
    <style:style style:name="T46" style:family="text">
      <style:text-properties fo:font-size="12pt" officeooo:rsid="0055e24e" style:font-size-asian="12pt" style:font-size-complex="12pt"/>
    </style:style>
    <style:style style:name="T47" style:family="text">
      <style:text-properties officeooo:rsid="0059bc1e"/>
    </style:style>
    <style:style style:name="T48" style:family="text">
      <style:text-properties officeooo:rsid="0059998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9">5</text:span><text:span text:style-name="T10">0</text:span><text:span text:style-name="T11">2</text:span><text:span text:style-name="T12"> - </text:span><text:span text:style-name="T13">A/G</text:span><text:span text:style-name="T14"> -</text:span><text:span text:style-name="T15"> </text:span><text:span text:style-name="T16">LITENING pod </text:span><text:span text:style-name="T17">TPOD/</text:span><text:span text:style-name="T16">TGP</text:span><text:span text:style-name="T18">, LGBs</text:span></text:p>
      <text:p text:style-name="P8"><text:span text:style-name="T23">Not same </text:span><text:span text:style-name="T24">for A-10C and A-10C II</text:span></text:p>
      <text:p text:style-name="P6"/>
      <text:p text:style-name="P1">IMPORTANT: Do not set weapons to use laser codes 17xx. <text:s/>The A-10C and A-10C II cannot lase with 17xx, only 1688 or below.</text:p>
      <text:p text:style-name="P6"/>
      <text:p text:style-name="P7"><text:span text:style-name="T16">TGP</text:span><text:span text:style-name="T26"> switch ... </text:span><text:span text:style-name="T15">ON</text:span><text:span text:style-name="T26"> </text:span><text:span text:style-name="T35">(</text:span><text:span text:style-name="T36">left instrument panel</text:span><text:span text:style-name="T35">)</text:span><text:span text:style-name="T37">, takes 60 seconds to warm up</text:span></text:p>
      <text:list text:style-name="L1">
        <text:list-item>
          <text:p text:style-name="P12"><text:span text:style-name="T39">I</text:span><text:span text:style-name="T38">MPORTANT: If TGP was put on the plane with TGP switch already on, you'll need to turn the switch off and back on to get the TGP to turn on and start warming up.</text:span></text:p>
        </text:list-item>
      </text:list>
      <text:p text:style-name="P7"><text:span text:style-name="T40">L</text:span><text:span text:style-name="T41">ASER</text:span><text:span text:style-name="T36"> switch ... </text:span><text:span text:style-name="T42">ARM</text:span><text:span text:style-name="T36"> (left instrument panel)</text:span></text:p>
      <text:p text:style-name="P3"/>
      <text:p text:style-name="P7"><text:span text:style-name="T19">Designate a target with </text:span><text:span text:style-name="T16">TGP</text:span></text:p>
      <text:list xml:id="list117899600" text:style-name="L2">
        <text:list-item>
          <text:p text:style-name="P13">On <text:span text:style-name="T5">right MFD</text:span>, go to <text:span text:style-name="T5">TGP</text:span> page either by pressing <text:span text:style-name="T5">TGP</text:span> OSB, or with <text:span text:style-name="T5">Coolie Hat right short</text:span> (<text:span text:style-name="T5">Dish Hat right short</text:span>) to cycle pages.</text:p>
        </text:list-item>
        <text:list-item>
          <text:p text:style-name="P18"><text:span text:style-name="T27">Press </text:span><text:span text:style-name="T19">Coolie Hat </text:span><text:span text:style-name="T16">right long</text:span><text:span text:style-name="T28"> (</text:span><text:span text:style-name="T19">Dish Hat </text:span><text:span text:style-name="T16">right long</text:span><text:span text:style-name="T28">) to put SOI in </text:span><text:span text:style-name="T16">TGP</text:span><text:span text:style-name="T27"> MFD</text:span><text:span text:style-name="T28">.</text:span></text:p>
        </text:list-item>
        <text:list-item>
          <text:p text:style-name="P18"><text:span text:style-name="T29">C</text:span><text:span text:style-name="T27">ontrols with </text:span><text:span text:style-name="T16">TGP</text:span><text:span text:style-name="T27"> as </text:span><text:span text:style-name="T16">SOI</text:span><text:span text:style-name="T27">:</text:span></text:p>
        </text:list-item>
      </text:list>
      <text:list text:style-name="L3">
        <text:list-item>
          <text:list>
            <text:list-item>
              <text:p text:style-name="P26"><text:span text:style-name="T43">Slew ... TDC Ministick</text:span></text:p>
            </text:list-item>
            <text:list-item>
              <text:p text:style-name="P26"><text:span text:style-name="T43">Zoom ... DMS forward/aft (Middle Finger Hat up/down)</text:span></text:p>
            </text:list-item>
            <text:list-item>
              <text:p text:style-name="P26"><text:span text:style-name="T43">FOV toggle ... China Hat forward short (Front Thumb Button press short)</text:span></text:p>
            </text:list-item>
            <text:list-item>
              <text:p text:style-name="P26"><text:span text:style-name="T44">Lock target and </text:span><text:span text:style-name="T43">Point/Area track </text:span><text:span text:style-name="T45">toggle </text:span><text:span text:style-name="T43">... TMS up short (Gray Reset Hat forward short)</text:span></text:p>
            </text:list-item>
            <text:list-item>
              <text:p text:style-name="P26"><text:span text:style-name="T43">Set SPI at crosshairs ... TMS up long (Gray Reset Hat forward long)</text:span></text:p>
            </text:list-item>
            <text:list-item>
              <text:p text:style-name="P27"><text:span text:style-name="T46">Reset to boresight ... China Hat aft short (Rear Thumb Button press short)</text:span></text:p>
            </text:list-item>
            <text:list-item>
              <text:p text:style-name="P27"><text:span text:style-name="T46">Reset to steerpoint ... China Hat aft long (Rear Thumb Button press long)</text:span></text:p>
            </text:list-item>
            <text:list-item>
              <text:p text:style-name="P27"><text:span text:style-name="T46">Reset to SPI ... China Hat forward long (Front Thumb Button press long)</text:span></text:p>
            </text:list-item>
            <text:list-item>
              <text:p text:style-name="P26"><text:span text:style-name="T43">FLIR/CCD mode ... Boat Switch forward/aft (Pinky Switch down/up) for FLIR BHOT/WHOT, Boat Switch center (Pinky Switch press) for CCD (TV mode).</text:span></text:p>
            </text:list-item>
          </text:list>
        </text:list-item>
      </text:list>
      <text:list xml:id="list212451459583333" text:continue-list="list117899600" text:style-name="L2">
        <text:list-item>
          <text:p text:style-name="P24"><text:span text:style-name="T25">When pointed at the target, press </text:span><text:span text:style-name="T8">TMS up short</text:span><text:span text:style-name="T25"> (</text:span><text:span text:style-name="T8">Gray Reset Hat forward short</text:span><text:span text:style-name="T25">) to set point or area track</text:span><text:span text:style-name="T31">.</text:span></text:p>
        </text:list-item>
        <text:list-item>
          <text:p text:style-name="P19"><text:span text:style-name="T31">Then </text:span><text:span text:style-name="T16">TMS up long</text:span><text:span text:style-name="T27"> (</text:span><text:span text:style-name="T16">Gray Reset Hat forward long</text:span><text:span text:style-name="T27">) to set </text:span><text:span text:style-name="T16">SPI</text:span><text:span text:style-name="T27">.</text:span></text:p>
        </text:list-item>
      </text:list>
      <text:p text:style-name="P3"/>
      <text:p text:style-name="P4">Change laser code and fire laser</text:p>
      <text:list text:style-name="L4">
        <text:list-item>
          <text:p text:style-name="P14">Change laser code:</text:p>
          <text:list>
            <text:list-item>
              <text:p text:style-name="P20"><text:span text:style-name="T27">Press </text:span><text:span text:style-name="T16">CNTL</text:span><text:span text:style-name="T27"> OSB.</text:span></text:p>
            </text:list-item>
            <text:list-item>
              <text:p text:style-name="P25"><text:span text:style-name="T25">Enter new laser code in </text:span><text:span text:style-name="T8">UFC scratchpad</text:span><text:span text:style-name="T25">, then press </text:span><text:span text:style-name="T8">L3 OSB</text:span><text:span text:style-name="T25"> to update the laser code.</text:span></text:p>
            </text:list-item>
            <text:list-item>
              <text:p text:style-name="P25"><text:span text:style-name="T25">Press </text:span><text:span text:style-name="T8">RTN</text:span><text:span text:style-name="T25"> OSB to return to main screen.</text:span></text:p>
            </text:list-item>
          </text:list>
        </text:list-item>
        <text:list-item>
          <text:p text:style-name="P21"><text:span text:style-name="T32">Toggle f</text:span><text:span text:style-name="T27">ir</text:span><text:span text:style-name="T32">ing</text:span><text:span text:style-name="T27"> the laser</text:span><text:span text:style-name="T33"> with </text:span><text:span text:style-name="T16">NWS button</text:span><text:span text:style-name="T27"> (</text:span><text:span text:style-name="T16">Flip Down Trigger</text:span><text:span text:style-name="T27">)</text:span><text:span text:style-name="T33">. <text:s/>On the MFD, "</text:span><text:span text:style-name="T21">L</text:span><text:span text:style-name="T33">" will be flashing when laser is firing.</text:span></text:p>
        </text:list-item>
      </text:list>
      <text:list text:style-name="L5">
        <text:list-item>
          <text:list>
            <text:list-item>
              <text:p text:style-name="P22"><text:span text:style-name="T34">(optional) </text:span><text:span text:style-name="T33">C</text:span><text:span text:style-name="T30">hange NWS button to fire laser only while held or to toggle laser firing with </text:span><text:span text:style-name="T22">CNTL</text:span><text:span text:style-name="T30"> OSB, </text:span><text:span text:style-name="T22">LATCH</text:span><text:span text:style-name="T30"> OSB. <text:s/></text:span><text:span text:style-name="T22">ON</text:span><text:span text:style-name="T30"> = NWS toggles laser, </text:span><text:span text:style-name="T22">OFF</text:span><text:span text:style-name="T30"> = laser fires only while NWS is held.</text:span></text:p>
            </text:list-item>
          </text:list>
        </text:list-item>
      </text:list>
      <text:p text:style-name="P3"/>
      <text:p text:style-name="P2">Display</text:p>
      <text:list text:style-name="L6">
        <text:list-item>
          <text:p text:style-name="P28"><text:span text:style-name="T2">Below crosshairs is </text:span><text:span text:style-name="T3">the tracking mode, laser status, </text:span><text:span text:style-name="T4">masking, </text:span><text:span text:style-name="T3">and range </text:span><text:span text:style-name="T4">source </text:span><text:span text:style-name="T3">with range:</text:span></text:p>
          <text:list>
            <text:list-item>
              <text:p text:style-name="P15">Tracking mode: <text:span text:style-name="T5">AREA</text:span>, <text:span text:style-name="T5">POINT</text:span>, <text:span text:style-name="T5">INR-A</text:span> (inertial area<text:span text:style-name="T48"> track</text:span>, masked), <text:span text:style-name="T5">INR-P</text:span> (<text:span text:style-name="T48">inertial point track</text:span>, <text:span text:style-name="T48">masked</text:span>), or <text:span text:style-name="T5">INR</text:span><text:span text:style-name="T48"> (inertial)</text:span></text:p>
            </text:list-item>
            <text:list-item>
              <text:p text:style-name="P16">There are three "slots" for laser status, masking, and range source:</text:p>
              <text:list>
                <text:list-item>
                  <text:p text:style-name="P16">First slot (laser status): blank, L, P, B, TL, TB. <text:s/>Blank=LASER switch SAFE, L=Laser, P=Pointer, B=Both, TL/TB=LASER switch TRAIN Laser/Both. <text:s/>If flashing, laser is firing.</text:p>
                </text:list-item>
                <text:list-item>
                  <text:p text:style-name="P16">Second slot (masking): blank=Not masked, M=Masked</text:p>
                </text:list-item>
                <text:list-item>
                  <text:p text:style-name="P16">Third slot (range source): blank ... ??, L=Laser range, T=Trigonometric range, E=Pod is slewing</text:p>
                </text:list-item>
              </text:list>
            </text:list-item>
            <text:list-item>
              <text:p text:style-name="P29"><text:span text:style-name="T1">Range </text:span><text:span text:style-name="T4">number </text:span><text:span text:style-name="T1">is slant range to target</text:span><text:span text:style-name="T4">.</text:span></text:p>
            </text:list-item>
          </text:list>
        </text:list-item>
        <text:list-item>
          <text:p text:style-name="P17">Yardstick number is to the right of the crosshairs, shows distance of right crosshair bar on the ground.</text:p>
        </text:list-item>
        <text:list-item>
          <text:p text:style-name="P15">Bottom of screen shows coordinates of crosshairs. <text:s/>(Format can be changed in <text:span text:style-name="T5">CNTL</text:span> OSB, <text:span text:style-name="T5">R2 OSB</text:span>.)</text:p>
        </text:list-item>
      </text:list>
      <text:p text:style-name="P9"/>
      <text:p text:style-name="P11">GBU-12/16/10 LGBs -- WIP needs verification/organization</text:p>
      <text:list text:style-name="L7">
        <text:list-item>
          <text:p text:style-name="P30">Set up for CCRP bombing as described on other page.</text:p>
        </text:list-item>
        <text:list-item>
          <text:p text:style-name="P30">Designate a target with the TGP and set as SPI with TMS forward long (Gray Reset Hat forward long).</text:p>
        </text:list-item>
        <text:list-item>
          <text:p text:style-name="P30">Drop on target as with CCRP mode.</text:p>
        </text:list-item>
        <text:list-item>
          <text:p text:style-name="P30">Toggle laser firing with Flip-down Trigger press.</text:p>
        </text:list-item>
      </text:list>
      <text:p text:style-name="P10"/>
      <text:p text:style-name="P5">Valid laser codes:</text:p>
      <text:list text:style-name="L8">
        <text:list-item>
          <text:p text:style-name="P23"><text:span text:style-name="T6">Format is ABCC, A=1, B=1-7, C=1-8, never</text:span><text:span text:style-name="T7"> 0 or 9. <text:s/></text:span><text:span text:style-name="T6">Range should be 1111 to 1788. <text:s/></text:span><text:span text:style-name="T47">However the A-10C and A-10C II cannot </text:span><text:span text:style-name="T6">set B=7.</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5-02-12T21:24:49.951000000</dc:date>
    <meta:editing-duration>P1DT11H7M26S</meta:editing-duration>
    <meta:editing-cycles>69</meta:editing-cycles>
    <meta:generator>LibreOffice/7.4.5.1$Windows_X86_64 LibreOffice_project/9c0871452b3918c1019dde9bfac75448afc4b57f</meta:generator>
    <meta:document-statistic meta:table-count="0" meta:image-count="0" meta:object-count="0" meta:page-count="1" meta:paragraph-count="45" meta:word-count="619" meta:character-count="3339" meta:non-whitespace-character-count="2792"/>
  </office:meta>
</office:document-meta>
</file>